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a4411"/>
    </style:style>
    <style:style style:name="P4" style:family="paragraph" style:parent-style-name="Standard">
      <style:text-properties officeooo:rsid="001c89b8" officeooo:paragraph-rsid="001c8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posta:</text:p>
      <text:p text:style-name="P4"/>
      <text:p text:style-name="P4">var vi = Number(prompt("Digite o valor inicial")); </text:p>
      <text:p text:style-name="P4">var vf = Number(prompt("Digite o valor final")); </text:p>
      <text:p text:style-name="P4">var vc = Number(prompt("Digite o valor de incremento")); </text:p>
      <text:p text:style-name="P4"/>
      <text:p text:style-name="P4">var res = 0; </text:p>
      <text:p text:style-name="P4"/>
      <text:p text:style-name="P4">for(x = vi;x &lt;= vf;x+=vc) { </text:p>
      <text:p text:style-name="P4"><text:tab/>res = Math.log(x); </text:p>
      <text:p text:style-name="P4"><text:tab/>console.log(res); 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7:19.791743243</dc:date>
    <meta:editing-duration>PT26M5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38" meta:character-count="247" meta:non-whitespace-character-count="209"/>
  </office:meta>
</office:document-meta>
</file>